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urceDocumen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Docu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Document.setType( final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Document.AbstractSourceDocument( URI requestURI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ourceDocument.setReader( final Buffered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Document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Document.setComplete( final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Document.addContent( final String new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Document.getContent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ourceDocument.AbstractSourceDocument( URI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Document.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